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4b3b9" style:font-size-asian="11pt" style:font-size-complex="11pt"/>
    </style:style>
    <style:style style:name="T1"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onal Qualities</text:p>
      <text:p text:style-name="P1"/>
      <text:p text:style-name="P1"/>
      <text:p text:style-name="P1"/>
      <text:p text:style-name="P1">--------------------------------------------------------------------------------------------------------------------------</text:p>
      <text:p text:style-name="P1"><text:tab/>03-November-2009, Tu</text:p>
      <text:p text:style-name="P1">--------------------------------------------------------------------------------------------------------------------------</text:p>
      <text:p text:style-name="P1"><text:span text:style-name="T1">[N1]</text:span> Taking a risk is important quality to break the deadlock situations in your life.</text:p>
      <text:p text:style-name="P1">Nature uses mutation for this. This this the solution for avoiding local maxima and moving to the higher peaks.</text:p>
      <text:p text:style-name="P1"/>
      <text:p text:style-name="P1"><text:span text:style-name="T1">[N2]</text:span> The decisions you are making almost never be perfect if considered from the long perspective. It is always something better comes in the future.</text:p>
      <text:p text:style-name="P1">In reality, it is changing environment which creates the conditions which may make previous decisions and solutions being "invalid". Thus, the proper approach -- make your best decision for the current time-space frame and move forward. Overtime, though, be ready to reconsider it.</text:p>
      <text:p text:style-name="P1"/>
      <text:p text:style-name="P1"><text:span text:style-name="T1">[N3]</text:span> Nature is trying to be estreamly effective. It promotes everything dynamic and strong and, at the same time, it is killing without any sorry everything which is static and weak.</text:p>
      <text:p text:style-name="P1">Any human organ which is idling will be eliminated. So, if you want to preserve them -- use them.</text:p>
      <text:p text:style-name="P1"/>
      <text:p text:style-name="P1"><text:span text:style-name="T1">[N4]</text:span> You will never achieve something you do not have clear vision of. The goals should be achieved and road to them should be passed in your mind first (in all their details) and then it will be materialized.</text:p>
      <text:p text:style-name="P1">The best way to clarify the goals and end result -- to visualize them. Humans are good with pictures not words. Train your imagination and let it carry you away.</text:p>
      <text:p text:style-name="P1"/>
      <text:p text:style-name="P1"><text:span text:style-name="T1">[N5]</text:span> Visualization is the fasted way of thinking. Human mind is a parallel machine. It is capable to do multiple things at the same time (in subconcious) . Concious mind, though, is a sequancial. Therefore, any concious activity will be sequencial.</text:p>
      <text:p text:style-name="P1"/>
      <text:p text:style-name="P1"><text:span text:style-name="T1">[N6]</text:span> In the process of creating something or solving a problem don't expect that everything should be logical. Your mind works in parallel and may produce results which do not match and not logically following each other. The more important ability is to be able to catch those "local solutions/ideas" and not overlook them. Thus, part of your mind should be in the "listening mode" all the time.</text:p>
      <text:p text:style-name="P1">And don't try to suppress your concious mind (including emotions).</text:p>
      <text:p text:style-name="P1"/>
      <text:p text:style-name="P1"><text:span text:style-name="T1">[N7]</text:span> Nothing temporary in this life and nothing is forevery. Every your step and every your action is the Live. Every moment is unique and not coming back. You have to live it full. No temporary solutions. No illusive assumptions, that you may come back and redo things. What is done is done. It becomes a history. You create this history. It may be constructed from your best efforts actions you are proud of, or it may be based on lazy or coward hacks, which you ashamed to show others. You may be living your life right now or waisting it wating for better moment to come.</text:p>
      <text:p text:style-name="P1"/>
      <text:p text:style-name="P1">--------------------------------------------------------------------------------------------------------------------------</text:p>
      <text:p text:style-name="P1"><text:tab/>04-November-2009, Wn</text:p>
      <text:p text:style-name="P1">--------------------------------------------------------------------------------------------------------------------------</text:p>
      <text:p text:style-name="P1"><text:span text:style-name="T1">[N1]</text:span> Do not for better time in your life. Your better time is now. Utilize it in full. Energetically and abitiously.</text:p>
      <text:p text:style-name="P1"/>
      <text:p text:style-name="P1">--------------------------------------------------------------------------------------------------------------------------</text:p>
      <text:p text:style-name="P1"><text:tab/>10-November-2009, Tu</text:p>
      <text:p text:style-name="P1">--------------------------------------------------------------------------------------------------------------------------</text:p>
      <text:p text:style-name="P1"><text:span text:style-name="T1">[N1]</text:span> The elements which constitute the success (from H.Stern show):</text:p>
      <text:p text:style-name="P1">a) you have to be born with some ability to do specific things</text:p>
      <text:p text:style-name="P1">b) environment you are in encourages you to do your thing</text:p>
      <text:p text:style-name="P1">c) practice (endless hours)</text:p>
      <text:p text:style-name="P1">d) proper timing</text:p>
      <text:p text:style-name="P1"><text:soft-page-break/></text:p>
      <text:p text:style-name="P1">--------------------------------------------------------------------------------------------------------------------------</text:p>
      <text:p text:style-name="P1"><text:tab/>15-December-2009, Tu</text:p>
      <text:p text:style-name="P1">--------------------------------------------------------------------------------------------------------------------------</text:p>
      <text:p text:style-name="P1"><text:span text:style-name="T1">[N1]</text:span> Don't be afraid to live. Take a risk. Be bold and daring. Try to escape the local manimum -- that comfortable position you are in. Move forward. Make mistakes and stumble. But, do not stop. The death is honoroble only in the battlefield.</text:p>
      <text:p text:style-name="P1"/>
      <text:p text:style-name="P1">Get from life everything now. As much as possible. Do not wait and don't rely on somebody else. It is your life and you are responsible for it.</text:p>
      <text:p text:style-name="P1">Remember P.Kortchagin? "When you look back at your life..."</text:p>
      <text:p text:style-name="P1"/>
      <text:p text:style-name="P1">--------------------------------------------------------------------------------------------------------------------------</text:p>
      <text:p text:style-name="P1"><text:tab/>21-December-2009, Mn</text:p>
      <text:p text:style-name="P1">--------------------------------------------------------------------------------------------------------------------------</text:p>
      <text:p text:style-name="P1"><text:span text:style-name="T1">[N1]</text:span> It boils down that your life is defined by one <text:s/>your crazy move.</text:p>
      <text:p text:style-name="P1"/>
      <text:p text:style-name="P1">--------------------------------------------------------------------------------------------------------------------------</text:p>
      <text:p text:style-name="P1"><text:tab/>27-December-2009, Sn</text:p>
      <text:p text:style-name="P1">--------------------------------------------------------------------------------------------------------------------------</text:p>
      <text:p text:style-name="P1"><text:span text:style-name="T1">[N1]</text:span> Be brave and daring. Try something what you or anybody else never tried before. You may fail. But, this is more honorable -- fail by trying -- than following safe path.</text:p>
      <text:p text:style-name="P1"/>
      <text:p text:style-name="P1">--------------------------------------------------------------------------------------------------------------------------</text:p>
      <text:p text:style-name="P1"><text:tab/>14-June-2010, Mn</text:p>
      <text:p text:style-name="P1">--------------------------------------------------------------------------------------------------------------------------</text:p>
      <text:p text:style-name="P1"><text:span text:style-name="T1">[N1]</text:span> Any work should be done in non-stop fashion (one run).</text:p>
      <text:p text:style-name="P1">All resources -- emotions, brain-power, focus -- should be concentrated and channelled with high intensity to the single thing.</text:p>
      <text:p text:style-name="P1">This will provides better quality and integrity of the results.</text:p>
      <text:p text:style-name="P1"/>
      <text:p text:style-name="P1">Any interruption causes the focus become more blury. Plus, when you return back, you have to repeat certain steps, which may cause you to look at the same thing differently, find problems there and, as a result, create a chaos in the entire work.</text:p>
      <text:p text:style-name="P1"/>
      <text:p text:style-name="P1">Like everything else, this requires some procedure to prepare yourself for the work.</text:p>
      <text:p text:style-name="P1">a) warm up</text:p>
      <text:p text:style-name="P1">b) motivate (and cheer up) yourself</text:p>
      <text:p text:style-name="P1">c) make youself believe in success.</text:p>
      <text:p text:style-name="P1"/>
      <text:p text:style-name="P1">--------------------------------------------------------------------------------------------------------------------------</text:p>
      <text:p text:style-name="P1"><text:tab/>01-December-2010, Wn</text:p>
      <text:p text:style-name="P1">--------------------------------------------------------------------------------------------------------------------------</text:p>
      <text:p text:style-name="P1"><text:span text:style-name="T1">[N1]</text:span> The work, at any stage, should be performed from the perspective of the final result, which, as a compass, navigates and drives the current activity.</text:p>
      <text:p text:style-name="P1"/>
      <text:p text:style-name="P1"/>
      <text:p text:style-name="P1">--------------------------------------------------------------------------------------------------------------------------</text:p>
      <text:p text:style-name="P1"><text:tab/>05-October-2013, St</text:p>
      <text:p text:style-name="P1">--------------------------------------------------------------------------------------------------------------------------</text:p>
      <text:p text:style-name="P1"><text:span text:style-name="T1">[N1]</text:span> If you want to be someone – jut be that person.</text:p>
      <text:p text:style-name="P1">You want to be a writer – write every day.</text:p>
      <text:p text:style-name="P1">You want to be a designer – design constantly.</text:p>
      <text:p text:style-name="P1">You want to be rich – be rich in your mind and make money on everthing.</text:p>
      <text:p text:style-name="P1">Shortly, if you want to be someone – make that activity being your lifestile (your work, you hobby) <text:s/>and not just random events.</text:p>
      <text:p text:style-name="P1"/>
      <text:p text:style-name="P4"><text:soft-page-break/>--------------------------------------------------------------------------------------------------------------------------</text:p>
      <text:p text:style-name="P4"><text:tab/>21-January-2014, Tu</text:p>
      <text:p text:style-name="P4">--------------------------------------------------------------------------------------------------------------------------</text:p>
      <text:p text:style-name="P4"><text:span text:style-name="T1">[N1]</text:span> Misc...</text:p>
      <text:p text:style-name="P4">1) Devil in details</text:p>
      <text:p text:style-name="P4">2) Focus – to put info into Temp memory</text:p>
      <text:p text:style-name="P4"><text:s text:c="5"/>Rehersal – to put info into the Long-Term memory (create new brain structures)</text:p>
      <text:p text:style-name="P4">3) Calm your mind, no worries, do one thing at a time,</text:p>
      <text:p text:style-name="P4"><text:s text:c="5"/>Confidence, no destructions.</text:p>
      <text:p text:style-name="P4">4) Brain operations: feed it, force to work (even by cheeting it), but, give it some rest periodically.</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26S</meta:editing-duration>
    <meta:editing-cycles>52</meta:editing-cycles>
    <meta:generator>LibreOffice/4.0.4.2$Linux_X86_64 LibreOffice_project/400m0$Build-2</meta:generator>
    <dc:date>2014-01-21T07:37:27</dc:date>
    <dc:creator>ditech </dc:creator>
    <meta:document-statistic meta:table-count="0" meta:image-count="0" meta:object-count="0" meta:page-count="3" meta:paragraph-count="75" meta:word-count="940" meta:character-count="7749" meta:non-whitespace-character-count="6855"/>
    <meta:user-defined meta:name="Info 1"/>
    <meta:user-defined meta:name="Info 2"/>
    <meta:user-defined meta:name="Info 3"/>
    <meta:user-defined meta:name="Info 4"/>
  </office:meta>
</office:document-meta>
</file>